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tahoma" svg:font-family="tahoma, sans-serif"/>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orphans="2" fo:widows="2"/>
      <style:text-properties fo:font-style="italic"/>
    </style:style>
    <style:style style:name="P2" style:family="paragraph" style:parent-style-name="Standard">
      <style:paragraph-properties fo:orphans="2" fo:widows="2"/>
      <style:text-properties fo:font-variant="normal" fo:text-transform="none" fo:color="#222222" style:font-name="Arial" fo:font-size="12pt" fo:letter-spacing="normal" fo:font-style="normal" fo:font-weight="normal"/>
    </style:style>
    <style:style style:name="P3" style:family="paragraph" style:parent-style-name="Standard">
      <style:paragraph-properties fo:orphans="2" fo:widows="2"/>
      <style:text-properties fo:font-variant="normal" fo:text-transform="none" fo:color="#222222" style:font-name="Arial" fo:font-size="12pt" fo:letter-spacing="normal" fo:font-style="italic" fo:font-weight="normal"/>
    </style:style>
    <style:style style:name="P4" style:family="paragraph" style:parent-style-name="Standard">
      <style:paragraph-properties fo:orphans="2" fo:widows="2"/>
      <style:text-properties fo:font-variant="normal" fo:text-transform="none" fo:color="#222222" style:font-name="tahoma" fo:font-size="12pt" fo:letter-spacing="normal" fo:font-style="italic" fo:font-weight="normal"/>
    </style:style>
    <style:style style:name="P5" style:family="paragraph" style:parent-style-name="Standard">
      <style:paragraph-properties fo:orphans="2" fo:widows="2"/>
      <style:text-properties style:font-name="tahoma" fo:font-style="italic"/>
    </style:style>
    <style:style style:name="P6" style:family="paragraph" style:parent-style-name="Standard">
      <style:paragraph-properties fo:orphans="2" fo:widows="2"/>
      <style:text-properties style:font-name="tahoma" fo:font-size="12pt" fo:font-style="italic"/>
    </style:style>
    <style:style style:name="P7" style:family="paragraph" style:parent-style-name="Standard">
      <style:paragraph-properties fo:margin-left="0cm" fo:margin-right="0cm" fo:orphans="2" fo:widows="2" fo:text-indent="0cm" style:auto-text-indent="false"/>
      <style:text-properties fo:font-variant="normal" fo:text-transform="none" fo:color="#222222" fo:font-size="12pt" fo:letter-spacing="normal" fo:font-style="normal" fo:font-weight="normal"/>
    </style:style>
    <style:style style:name="P8" style:family="paragraph" style:parent-style-name="Standard" style:list-style-name="L1">
      <style:paragraph-properties fo:margin-left="0cm" fo:margin-right="0cm" fo:orphans="2" fo:widows="2" fo:text-indent="0cm" style:auto-text-indent="false"/>
      <style:text-properties fo:font-variant="normal" fo:text-transform="none" fo:color="#222222" fo:font-size="12pt" fo:letter-spacing="normal" fo:font-style="normal" fo:font-weight="normal"/>
    </style:style>
    <style:style style:name="P9" style:family="paragraph" style:parent-style-name="Standard">
      <style:paragraph-properties fo:margin-left="0cm" fo:margin-right="0cm" fo:orphans="2" fo:widows="2" fo:text-indent="0cm" style:auto-text-indent="false"/>
      <style:text-properties fo:font-variant="normal" fo:text-transform="none" fo:color="#222222" style:font-name="tahoma" fo:font-size="12pt" fo:letter-spacing="normal" fo:font-style="italic" fo:font-weight="normal"/>
    </style:style>
    <style:style style:name="P10"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italic" fo:font-weight="bold"/>
    </style:style>
    <style:style style:name="P11" style:family="paragraph" style:parent-style-name="Heading_20_1">
      <style:paragraph-properties fo:margin-left="0cm" fo:margin-right="0cm" fo:orphans="2" fo:widows="2" fo:text-indent="0cm" style:auto-text-indent="false" fo:break-before="page"/>
      <style:text-properties fo:font-variant="normal" fo:text-transform="none" fo:color="#222222" fo:font-size="12pt" fo:letter-spacing="normal" fo:font-style="normal" fo:font-weight="normal"/>
    </style:style>
    <style:style style:name="T1" style:family="text">
      <style:text-properties style:font-name="tahoma"/>
    </style:style>
    <style:style style:name="T2" style:family="text">
      <style:text-properties style:font-name="tahoma" fo:font-style="italic"/>
    </style:style>
    <style:style style:name="T3" style:family="text">
      <style:text-properties style:font-name="tahoma" fo:font-style="italic" fo:font-weight="bold"/>
    </style:style>
    <style:style style:name="T4" style:family="text">
      <style:text-properties style:font-name="tahoma" fo:font-weight="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tyle="italic"/>
    </style:style>
    <text:list-style style:name="L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rite a “Contributor Agreement”, with numbered paragraphs like a typical partnership agreement, but ensure this Contributor Agreement sets out the terms for volunteer Contributions from Contributors. <text:s/>While there may be thousands of volunteers helping us, especially in testing the open-source parts of our platform-app product, Contributors will given far greater access to intellectual property, because they will be considered part of the GroupBuild team, and so they are asked to commit to a greater level of confidentiality and accountability. <text:s/></text:p>
      <text:p text:style-name="P7"/>
      <text:p text:style-name="P7">Such Contributors will be agreeing to Contribute toward a project with the following features:</text:p>
      <text:p text:style-name="P7"/>
      <text:p text:style-name="P10"><text:span text:style-name="T1">"GroupBuild -- The </text:span>Democratic version of Facebook<text:span text:style-name="T1">" </text:span></text:p>
      <text:p text:style-name="P9">This is a temporary slogan, because parasitic-branding creates legal exposure. </text:p>
      <text:p text:style-name="P1"/>
      <text:p text:style-name="P2"><text:span text:style-name="T2">"</text:span><text:span text:style-name="T3">GroupBuild</text:span><text:span text:style-name="T2">" is a social media </text:span><text:span text:style-name="T7">platform </text:span><text:span text:style-name="T2">and mobile-</text:span><text:span text:style-name="T7">app </text:span><text:span text:style-name="T2">where people create/join/vote in:</text:span></text:p>
      <text:p text:style-name="P3"><text:span text:style-name="T1">(1) </text:span><text:span text:style-name="T4">advocacy groups</text:span><text:span text:style-name="T1">,</text:span></text:p>
      <text:p text:style-name="P3"><text:span text:style-name="T1">(2) </text:span><text:span text:style-name="T5">public </text:span><text:span text:style-name="T4">events, </text:span><text:span text:style-name="T1">and,</text:span></text:p>
      <text:p text:style-name="P3"><text:span text:style-name="T1">(3) </text:span><text:span text:style-name="T4">protected</text:span> <text:span text:style-name="T4">communication</text:span><text:span text:style-name="T1">.  </text:span></text:p>
      <text:p text:style-name="P3"><text:span text:style-name="T1"/></text:p>
      <text:p text:style-name="P3"><text:span text:style-name="T1">Volunteers will help to build GroupBuild by contributing code and other assets, and these assets will then become the property of GroupBuild, but will for the most part be made open source. <text:s/>However, some assets will need to remain proprietary, and may thus end up the property of a somewhat secretive holding company that uses servers outside of potentially hostile jurisdictions, primarily to avoid interference by authoritarian governments/regulators. <text:s text:c="3"/>For example, BeAxa and MetaSec are two software asset categories that may need to be made proprietary to protect GroupBuild and its holding company from external attacks. <text:s/></text:span></text:p>
      <text:p text:style-name="P5"/>
      <text:p text:style-name="P3"><text:span text:style-name="T1">"</text:span><text:span text:style-name="T4">BeAxa</text:span><text:span text:style-name="T1">" is a special purpose AI-monitor that meta-tags user-status, and each of their communications, blockchained and real-time, using disclosed-metrics aka "colors": </text:span></text:p>
      <text:p text:style-name="P4">(a) popular engagement, </text:p>
      <text:p text:style-name="P3"><text:span text:style-name="T1">(b) referenceable </text:span>truth<text:span text:style-name="T1">s</text:span>, </text:p>
      <text:p text:style-name="P3"><text:span text:style-name="T1">(c) </text:span>logic<text:span text:style-name="T1">al interpretations</text:span>, </text:p>
      <text:p text:style-name="P3"><text:span text:style-name="T1">(d) behavior (</text:span>politeness, compassion, etc<text:span text:style-name="T1">), </text:span></text:p>
      <text:p text:style-name="P3"><text:span text:style-name="T1">(e) opinion-neutrality (</text:span><text:span text:style-name="T4">politically neutral, </text:span><text:span text:style-name="T1">does not </text:span>judg<text:span text:style-name="T1">e if tagged as opinion).</text:span> </text:p>
      <text:p text:style-name="P6"/>
      <text:p text:style-name="P4">"<text:span text:style-name="T5">MetaSec</text:span>" is a proprietary-suite of security measures which defend against:</text:p>
      <text:p text:style-name="P4">(a) hackers (incl. state-sponsored), </text:p>
      <text:p text:style-name="P4">(b) fake users (incl. bots, DDoS), </text:p>
      <text:p text:style-name="P4">(c) doxing (incl. accusations, hate-speech), </text:p>
      <text:p text:style-name="P3"><text:span text:style-name="T1">(d) corruption (incl. content dilution via spam, ads)</text:span>,</text:p>
      <text:p text:style-name="P4">(e) trackers (incl. user, usage, device), </text:p>
      <text:p text:style-name="P4">(f) censorship (incl. state sponsored), and, </text:p>
      <text:p text:style-name="P3"><text:span text:style-name="T1">(h) tapping (incl. multi-path signal interference or blocking during public events)</text:span>.</text:p>
      <text:p text:style-name="P7"/>
      <text:p text:style-name="P7"><text:soft-page-break/>GroupBuild is attempting to develop a system whereby Contributors can be rewarded for their Contributions. <text:s/>This is the compensation system looks like so far: </text:p>
      <text:p text:style-name="P7"/>
      <text:p text:style-name="P7">1. A Promissory Note, one per Contributor, would allocate a portion of future income, operating revenue, and/or Opco company value, to the Contributor, so as to compensate them for their contributions.  These notes would be offered to all past and present Contributors, and future Contributors during the early stages of Opco as a startup.  So, to reiterate, a note will not be offered to either of the the two original founders (you or I), but an individual Promissory Note will be offered to each Contributor, who will sign it as recipients, and then we would both sign it as the offering party.</text:p>
      <text:p text:style-name="P7"/>
      <text:p text:style-name="P7">2.  Contributors who wish to be compensated for their contributions, should log each contribution using a very brief activity description(s) x time spent, with related expenses and any other inputs.  A standard form timesheet will be provided and it will reside on the Opco server(s).  Contributors must also share/notify about contributions via their own pseudonym@Opco.com email address, via the Opco email server, and they should try to avoid using personal accounts when communicating with the rest of the Team, so that unrelated, third-parties are less able to track what we are doing. </text:p>
      <text:p text:style-name="P7"/>
      <text:p text:style-name="P7">3. Sweat equity coupons may be earned, in Opco not Holdco, but they will only be convertible to actual sweat equity if the Contributor remains with us for at least a year -- even if only in a very part-time, or merely advisory, capacity.  This actual sweat equity will be available by converting the earned coupons to Opco sweat equity, at an initial, nominal coupon rate of $1 per logged hour of contribution.  This initial, nominal rate will be revised upward as allowed by the operating budget and Opco's company valuation.  </text:p>
      <text:p text:style-name="P7"/>
      <text:p text:style-name="P7">So, for example, coupon conversions are typically invited during a formal investor funding round.  If at this time, Opco will be valued at $1000, an hour of past contribution would buy the Contributor 0.1% of Opco.  If Opco is subsequently re-evaluated at #1M, due to other investors buying more shares, this hour of contribution would itself have grown to be worth $1000.  Such math is for illustrative purposes only.  Contributors must be made aware that this entire project may forever remain a goodwill organization, and likely a not-for-profit.  </text:p>
      <text:p text:style-name="P7"/>
      <text:p text:style-name="P7">This entire project may forever be reliant upon donors, (currently cash/time is being freely provided by its original founders.  This project may never receive substantial operating income, and its market valuation may forever be constrained by its original founders' unwillingness to "sell out", especially to interests that may corrupt the original vision (Open/Fair Democracy with "peaceful" dissent).  Contributors should thus treat all their contributions like voluntary, uncompensated labor, albeit to a project that wants to pay back, and then some, but which may never be able to do so. </text:p>
      <text:p text:style-name="P7"/>
      <text:p text:style-name="P7"><text:soft-page-break/>4. As a backup for Contributor payback, coupon rates will also carry cash-out rates (for actual cash), that will be set at a slight discount relative to the spot-price value of Opco.  Thus, Contributors can, at any time after their year of tenure, convert their coupons to actual cash.  Of course, it may take at least a year before the coupon cash-out rate can be increased much beyond the original, nominal rate, because we expect to remain cash-flow constrained for a while yet. </text:p>
      <text:p text:style-name="P7"/>
      <text:p text:style-name="P7">5. Initially the "Opco Founder" roster will only include two original founders, you and I, but it will be broadened to acknowledge other Contributors, likely before Opco becomes a recognizable service.  As indicated previously, to qualify as an Opco Founder, Contributors will need to have been with us for at least a year of tenure, even if only in a very part-time, or merely advisory, capacity.  It will be up to each Contributor whether their Opco Founder status, so earned, will be made publicly visible, or pseudo-identified.  The intent of expanding ths roster is to ensure Contributors can include a globally-recognizable Opco brand, in their future resumes/bios, should they so desire. </text:p>
      <text:p text:style-name="P7"/>
      <text:p text:style-name="P7">6. Opco's open-source and licensable proprietary assets, will be available to Contributors who wish to fork away and create their own dis-similar organization.  However, a direct non-compete clause will be included in the Promissory Note, to help everyone avoid potential dilution of Opco's marketing prospects.  Such a clause is almost impossible to enforce, legally, but morally it may carry some weight.  The Contributor would be confirming their intent to avoid harm to Opco, should they leave for any reason, amicable or otherwise. </text:p>
      <text:p text:style-name="P7"/>
      <text:list xml:id="list4488032757894735624" text:style-name="L1">
        <text:list-item>
          <text:p text:style-name="P8">De-personalized (pseudonym) bios should be submitted by Contributors who agree to Contribute, and these bios may be included in the GroupBuild website.  These de-personalized bios would be designed to help us attract additional Contributors into the Team, and at a later date perhaps, some no-strings-attached private investors who advocate for Democracy without pushing a political agenda.  Along with the bio, Contributors will also be asked for a reference that GroupBuild can call, to ensure they are nice people – because we are always mindful of protecting the rest of the Team, even if it sometimes feels a bit excessive to background check volunteers. </text:p>
        </text:list-item>
      </text:list>
      <text:p text:style-name="P7"/>
      <text:h text:style-name="P11" text:outline-level="1"><text:span text:style-name="Strong_20_Emphasis">GroupBuild Contributor Agreement</text:span></text:h>
      <text:p text:style-name="Text_20_body">This Contributor Agreement (“Agreement”) is entered into by and between GroupBuild (“Project”), a not-yet-incorporated initiative under development by two Founders, Rick and Elias, other Contributors who may have signed an Agreement like this one, and the undersigned volunteer Contributor (“Contributor”). </text:p>
      <text:p text:style-name="Text_20_body">By signing below, the Contributor agrees to the following terms:</text:p>
      <text:h text:style-name="Heading_20_3" text:outline-level="3">1. <text:span text:style-name="Strong_20_Emphasis">Purpose and Scope</text:span></text:h>
      <text:p text:style-name="Text_20_body">1.1 This Agreement outlines the terms under which the Contributor agrees to assist in the development of the GroupBuild platform, described as a social media platform and mobile application focused on: advocacy groups, public events, and protected communication.</text:p>
      <text:p text:style-name="Text_20_body">1.2 The Contributor voluntarily agrees to support GroupBuild through the contribution of code, design, testing, documentation, strategy, or other forms of assistance (“Contributions”).</text:p>
      <text:h text:style-name="Heading_20_3" text:outline-level="3">2. <text:span text:style-name="Strong_20_Emphasis">Status and Role</text:span></text:h>
      <text:p text:style-name="Text_20_body">2.1 Contributors are not employees, agents, or legal partners of the Project or its Founders. All Contributions are voluntary, though they may be eligible for compensation via promissory notes, sweat equity coupons, or future recognition as described herein.</text:p>
      <text:p text:style-name="Text_20_body">2.2 Contributors with access to confidential materials or proprietary systems (e.g., BeAxa, MetaSec) are considered part of the internal “GroupBuild Team” and thus bound by a greater duty of confidentiality and accountability.</text:p>
      <text:h text:style-name="Heading_20_3" text:outline-level="3">3. <text:span text:style-name="Strong_20_Emphasis">Confidentiality</text:span></text:h>
      <text:p text:style-name="Text_20_body">3.1 The Contributor agrees not to disclose, distribute, or otherwise make public any non-public information obtained through participation in the GroupBuild project, including but not limited to software, strategy, architecture, security mechanisms, or Contributor rosters.</text:p>
      <text:p text:style-name="Text_20_body">3.2 This obligation of confidentiality survives the termination of the Contributor’s involvement with the Project and applies to all proprietary assets, including those maintained outside of publicly accessible repositories.</text:p>
      <text:h text:style-name="Heading_20_3" text:outline-level="3">4. <text:span text:style-name="Strong_20_Emphasis">Intellectual Property</text:span></text:h>
      <text:p text:style-name="Text_20_body">4.1 All Contributions become the property of GroupBuild upon submission and may be released under open-source licenses or retained as proprietary assets at the discretion of the Founders or the future holding company.</text:p>
      <text:p text:style-name="Text_20_body">4.2 Certain categories of software assets—such as <text:span text:style-name="Emphasis">BeAxa</text:span> and <text:span text:style-name="Emphasis">MetaSec</text:span>—may be maintained as proprietary for reasons of security, strategic integrity, or regulatory avoidance. </text:p>
      <text:p text:style-name="Text_20_body"><text:soft-page-break/>[Proprietary-IP: As of the date of this Agreement, "BeAxa" is envisioned to be special purpose AI-monitor that meta-tags user-status, and user-communications, blockchained and in real-time, using disclosed-metrics aka "colors" such as: (a) popular engagement, (b) reference-able truths, (c) logical interpretations, (d) behavior (politeness, compassion, etc). <text:s/>“BeAxa” is also envisioned to remain opinion-neutral and thus politically-neutral, so BeAxa will not judge communications that appear to be a statement of opinion, it is more about encouraging facts and open-minded civility. <text:s/>"MetaSec" is envisioned to be proprietary-suite of security measures which defend against: (a) hackers (incl. state-sponsored), (b) fake users (incl. bots, DDoS), (c) doxing (incl. accusations, hate-speech), (d) corruption (incl. content dilution via spam, ads), (e) trackers (incl. user, usage, device), (f) censorship (incl. state sponsored), and, (g) tapping (incl. multi-path signal interference or blocking during public events).]</text:p>
      <text:p text:style-name="Text_20_body">4.3 Contributors waive all rights to royalties or licensing fees but may be eligible for future compensation as outlined below.</text:p>
      <text:h text:style-name="Heading_20_3" text:outline-level="3">5. <text:span text:style-name="Strong_20_Emphasis">Promissory Notes</text:span></text:h>
      <text:p text:style-name="Text_20_body">5.1 GroupBuild is planning to issue Promissory Notes to Contributors, acknowledging their Contributions and entitling them to a portion of future income, revenue, or company value of GroupBuild, the future operating entity.</text:p>
      <text:p text:style-name="Text_20_body">5.2 These notes, if this is how the proposed compensation ends up being structured, shall be signed by the two Founders and the Contributor-recipient and these notes shall outline the rights of the Contributor to convert their contributions into fair compensation, subject to operational viability. </text:p>
      <text:h text:style-name="Heading_20_3" text:outline-level="3">6. <text:span text:style-name="Strong_20_Emphasis">Logging Contributions</text:span></text:h>
      <text:p text:style-name="Text_20_body">6.1 Contributors who seek potential compensation must log their activities via a standard timesheet maintained on GroupBuild servers. </text:p>
      <text:p text:style-name="Text_20_body">6.2 Contributors are expected to use their GroupBuild-issued pseudonymous email accounts for internal communications and submission of logged contributions, in order to minimize third-party visibility and data leakage. </text:p>
      <text:h text:style-name="Heading_20_3" text:outline-level="3">7. <text:span text:style-name="Strong_20_Emphasis">Sweat Equity Coupons</text:span></text:h>
      <text:p text:style-name="Text_20_body">7.1 The plan is to allow Contributors to earn sweat equity coupons for every hour contributed, at an initial nominal rate of $1/hour.</text:p>
      <text:p text:style-name="Text_20_body">7.2 These Coupons become convertible into actual equity in GroupBuild only after a minimum of one year of Contributor tenure, regardless of whether contributions were full-time, part-time, or advisory.</text:p>
      <text:p text:style-name="Text_20_body">7.3 Coupon conversion rates may increase in accordance with Opco’s valuation and <text:soft-page-break/>operational budget, and may be formalized during investor funding rounds.</text:p>
      <text:h text:style-name="Heading_20_3" text:outline-level="3">8. <text:span text:style-name="Strong_20_Emphasis">Coupon Cash-Out Rights</text:span></text:h>
      <text:p text:style-name="Text_20_body">8.1 Contributors may opt to convert their sweat equity coupons to cash after one year of tenure, subject to available liquidity and at a discounted rate relative to a GroupBuild spot valuation. </text:p>
      <text:p text:style-name="Text_20_body">8.2 There is no guarantee that cash will be available for payout, and Contributors acknowledge that Project viability remains speculative and donation-driven. </text:p>
      <text:h text:style-name="Heading_20_3" text:outline-level="3">9. <text:span text:style-name="Strong_20_Emphasis">Founder Status Eligibility</text:span></text:h>
      <text:p text:style-name="Text_20_body">9.1 Only the two original Founders are considered GroupBuild Founders at inception, but the roster may be expanded to include Contributors with at least one year of meaningful involvement.</text:p>
      <text:p text:style-name="Text_20_body">9.2 Founder-status Contributors may choose whether to be publicly credited or pseudo-identified as Founders, and may include this status in their future resumes and bios.</text:p>
      <text:h text:style-name="Heading_20_3" text:outline-level="3">10. <text:span text:style-name="Strong_20_Emphasis">Forking and Non-Compete Intent</text:span></text:h>
      <text:p text:style-name="Text_20_body">10.1 Contributors may fork open-source portions of GroupBuild to create new organizations; however, proprietary materials may not be reused without written permission.</text:p>
      <text:p text:style-name="Text_20_body">10.2 A non-binding non-compete clause will be included in Promissory Notes, reflecting the Contributor’s moral commitment to avoid causing reputational or market harm to GroupBuild or its Founders.</text:p>
      <text:h text:style-name="Heading_20_3" text:outline-level="3">11. <text:span text:style-name="Strong_20_Emphasis">Contributor Bios and Team Integrity</text:span></text:h>
      <text:p text:style-name="Text_20_body">11.1 Contributors shall submit a de-personalized pseudonymous bio and a reference for verification. These bios may be published on the GroupBuild site to help attract new team members and aligned supporters.</text:p>
      <text:p text:style-name="Text_20_body">11.2 Reference checks may be conducted to ensure that Contributors align with the Team’s collaborative and respectful ethos. Safety and cohesion of the GroupBuild Team take priority over expediency.</text:p>
      <text:h text:style-name="Heading_20_3" text:outline-level="3">12. <text:span text:style-name="Strong_20_Emphasis">Acknowledgment of Uncertainty</text:span></text:h>
      <text:p text:style-name="Text_20_body">12.1 Contributors acknowledge the speculative and goodwill-based nature of the GroupBuild project. There is no guarantee of compensation, success, or sustainability.</text:p>
      <text:p text:style-name="Text_20_body">12.2 This Agreement represents a commitment to democratic ideals and secure, open communication—not commercial gain. Contributors join at their own discretion, in full awareness of these risks.</text:p>
      <text:h text:style-name="Heading_20_3" text:outline-level="3"><text:soft-page-break/>13. <text:span text:style-name="Strong_20_Emphasis">Termination</text:span></text:h>
      <text:p text:style-name="Text_20_body">13.1 Either party may terminate this Agreement at any time with written notice. Termination does not nullify confidentiality obligations or extinguish the Contributor’s right to accrued coupons or Promissory Note claims.</text:p>
      <text:h text:style-name="Heading_20_3" text:outline-level="3">14. <text:span text:style-name="Strong_20_Emphasis">Governing Law</text:span></text:h>
      <text:p text:style-name="Text_20_body">14.1 This Agreement shall be interpreted according to principles of common-sense fairness, subject to arbitration by mutually agreed-upon third parties if a dispute arises.</text:p>
      <text:p text:style-name="Text_20_body">14.2 If GroupBuild or its successors become incorporated as a operationally self-sustaining organization, Contributors agree to revise this Agreement in good faith to reflect formal governance structures, while preserving the spirit of this volunteer collaboration.</text:p>
      <text:h text:style-name="Heading_20_3" text:outline-level="3">Signatures</text:h>
      <text:p text:style-name="Text_20_body">By signing below, the Contributor affirms they have read and understood the terms of this Agreement and freely agree to abide by them.</text:p>
      <text:p text:style-name="Text_20_body"><text:span text:style-name="Strong_20_Emphasis">Contributor:</text:span><text:line-break/>Name or Pseudonym: <text:line-break/>Signature: <text:line-break/>Date: </text:p>
      <text:p text:style-name="Text_20_body"><text:span text:style-name="Strong_20_Emphasis">On behalf of GroupBuild:</text:span><text:line-break/>Founder Elias<text:line-break/>Signature: <text:line-break/>Date: </text:p>
      <text:p text:style-name="Text_20_body">Founder Rick<text:line-break/>Signature: <text:line-break/>Date: </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tahoma" svg:font-family="tahoma, sans-serif"/>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ne Ballard</meta:initial-creator>
    <meta:creation-date>2025-05-04T19:46:14.07</meta:creation-date>
    <dc:date>2025-05-04T21:03:12.95</dc:date>
    <dc:creator>Christine Ballard</dc:creator>
    <meta:editing-duration>PT1H44S</meta:editing-duration>
    <meta:editing-cycles>2</meta:editing-cycles>
    <meta:generator>OpenOffice/4.1.15$Win32 OpenOffice.org_project/4115m2$Build-9813</meta:generator>
    <meta:document-statistic meta:table-count="0" meta:image-count="0" meta:object-count="0" meta:page-count="7" meta:paragraph-count="85" meta:word-count="2301" meta:character-count="15600"/>
  </office:meta>
</office:document-meta>
</file>